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 style:list-style-name="L4">
      <style:graphic-properties draw:fill-color="#ffffff" draw:textarea-vertical-align="top" fo:min-height="12.179cm"/>
    </style:style>
    <style:style style:name="pr8" style:family="presentation" style:parent-style-name="Inspiration-notes" style:list-style-name="L5">
      <style:graphic-properties draw:fill-color="#ffffff" fo:min-height="14cm"/>
    </style:style>
    <style:style style:name="pr9" style:family="presentation" style:parent-style-name="Inspiration-title">
      <style:graphic-properties fo:min-height="2cm"/>
    </style:style>
    <style:style style:name="pr10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Networking</text:p>
          </draw:text-box>
        </draw:frame>
        <draw:frame presentation:style-name="pr2" draw:text-style-name="P1" draw:layer="layout" svg:width="23.8cm" svg:height="12.18cm" svg:x="2.2cm" svg:y="16.4cm" presentation:class="subtitle">
          <draw:text-box>
            <text:p>Java</text:p>
          </draw:text-box>
        </draw:frame>
        <draw:frame draw:style-name="gr1" draw:text-style-name="P2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4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3">Menghubungkan dua atau lebih perangkat untuk saling berbagi sumber daya.</text:p>
                <text:p text:style-name="P3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stilah pada Networking</text:p>
          </draw:text-box>
        </draw:frame>
        <draw:frame presentation:style-name="pr7" draw:text-style-name="P4" draw:layer="layout" svg:width="25.2cm" svg:height="12.179cm" svg:x="1.4cm" svg:y="5cm" presentation:class="subtitle">
          <draw:text-box>
            <text:list text:style-name="L4">
              <text:list-item>
                <text:p text:style-name="P3">IP Address</text:p>
              </text:list-item>
              <text:list-item>
                <text:p text:style-name="P3">Protocol</text:p>
              </text:list-item>
              <text:list-item>
                <text:p text:style-name="P3">Port Number</text:p>
              </text:list-item>
              <text:list-item>
                <text:p text:style-name="P3">MAC Address</text:p>
              </text:list-item>
              <text:list-item>
                <text:p text:style-name="P3">Connection-oriented dan Connection-less</text:p>
              </text:list-item>
              <text:list-item>
                <text:p text:style-name="P3">Socke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8" draw:text-style-name="P5" draw:layer="layout" svg:width="17cm" svg:height="14cm" svg:x="2cm" svg:y="13cm" presentation:class="notes" presentation:user-transformed="true">
            <draw:text-box>
              <text:list text:style-name="L5">
                <text:list-item>
                  <text:p><text:span text:style-name="T1">IP Addres : alamat perangkat di jaringan</text:span></text:p>
                </text:list-item>
                <text:list-item>
                  <text:p><text:span text:style-name="T1">Protocol: aturan dasar yang diikuti untuk dapat saling berkomunikasi</text:span></text:p>
                </text:list-item>
                <text:list-item>
                  <text:p><text:span text:style-name="T1">Port Number: identitas layanan</text:span></text:p>
                </text:list-item>
                <text:list-item>
                  <text:p><text:span text:style-name="T1">MAC Address : alamat fisik kartu jaringan</text:span></text:p>
                </text:list-item>
                <text:list-item>
                  <text:p><text:span text:style-name="T1">Connection-oriented: ada balasan yang dikirimkan oleh penerima/client</text:span></text:p>
                </text:list-item>
                <text:list-item>
                  <text:p><text:span text:style-name="T1">Connectionless: tidak ada balasan yang dikirimkan oleh penerima/client</text:span></text:p>
                </text:list-item>
                <text:list-item>
                  <text:p><text:span text:style-name="T1">Socket: titik paling luar sebagai penghubung komunikasi</text:span></text:p>
                </text:list-item>
              </text:list>
            </draw:text-box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Socket Programming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6">
              <text:list-header>
                <text:p>Yang perlu diketahui</text:p>
              </text:list-header>
              <text:list-item>
                <text:p>Alamat IP Server</text:p>
              </text:list-item>
              <text:list-item>
                <text:p>Por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Praktek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6">
              <text:list-item>
                <text:p>Implementasi Socket dan ServerSocket, client mengirimkan pesan ke server</text:p>
              </text:list-item>
              <text:list-item>
                <text:p>Implementasi echo server</text:p>
              </text:list-item>
              <text:list-item>
                <text:p>Implementasi kelas URL</text:p>
              </text:list-item>
              <text:list-item>
                <text:p>Implementasi kelas URLConnection</text:p>
              </text:list-item>
              <text:list-item>
                <text:p>Implementasi kelas HttpURLConnection</text:p>
              </text:list-item>
              <text:list-item>
                <text:p>Implementasi kelas InetAddres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5</text:page-count></text:span></text:p>
        </draw:text-box>
      </draw:frame>
      <draw:custom-shape presentation:style-name="Mpr8" draw:text-style-name="MP8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24T15:11:41.845703631</dc:date>
    <meta:editing-duration>PT20H7M41S</meta:editing-duration>
    <meta:editing-cycles>45</meta:editing-cycles>
    <meta:generator>LibreOffice/5.1.4.2$Linux_X86_64 LibreOffice_project/10m0$Build-2</meta:generator>
    <meta:document-statistic meta:object-count="66"/>
  </office:meta>
</office:document-meta>
</file>